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14:1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25" calcext:value-type="float">
            <text:p>0.3025</text:p>
          </table:table-cell>
          <table:table-cell office:value-type="float" office:value="18.7043" calcext:value-type="float">
            <text:p>18.704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6801" calcext:value-type="float">
            <text:p>0.6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2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98" calcext:value-type="float">
            <text:p>0.3398</text:p>
          </table:table-cell>
          <table:table-cell office:value-type="float" office:value="19.0567" calcext:value-type="float">
            <text:p>19.0567</text:p>
          </table:table-cell>
          <table:table-cell office:value-type="float" office:value="0.8821" calcext:value-type="float">
            <text:p>0.8821</text:p>
          </table:table-cell>
          <table:table-cell table:style-name="ce2" office:value-type="float" office:value="0.6439" calcext:value-type="float">
            <text:p>0.6439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3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94" calcext:value-type="float">
            <text:p>0.3094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747" calcext:value-type="float">
            <text:p>0.6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5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9" calcext:value-type="float">
            <text:p>0.339</text:p>
          </table:table-cell>
          <table:table-cell office:value-type="float" office:value="18.8947" calcext:value-type="float">
            <text:p>18.8947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649" calcext:value-type="float">
            <text:p>0.6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54" calcext:value-type="float">
            <text:p>0.3154</text:p>
          </table:table-cell>
          <table:table-cell office:value-type="float" office:value="18.4117" calcext:value-type="float">
            <text:p>18.411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6702" calcext:value-type="float">
            <text:p>0.67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8" calcext:value-type="float">
            <text:p>0.3318</text:p>
          </table:table-cell>
          <table:table-cell table:style-name="ce2" office:value-type="float" office:value="19.2432" calcext:value-type="float">
            <text:p>19.243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7:5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59" calcext:value-type="float">
            <text:p>0.3059</text:p>
          </table:table-cell>
          <table:table-cell office:value-type="float" office:value="18.4748" calcext:value-type="float">
            <text:p>18.4748</text:p>
          </table:table-cell>
          <table:table-cell office:value-type="float" office:value="0.881" calcext:value-type="float">
            <text:p>0.881</text:p>
          </table:table-cell>
          <table:table-cell office:value-type="float" office:value="0.6801" calcext:value-type="float">
            <text:p>0.6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06</text:p>
          </table:table-cell>
          <table:table-cell table:style-name="ce5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18" calcext:value-type="float">
            <text:p>0.3618</text:p>
          </table:table-cell>
          <table:table-cell office:value-type="float" office:value="18.6696" calcext:value-type="float">
            <text:p>18.6696</text:p>
          </table:table-cell>
          <table:table-cell office:value-type="float" office:value="0.9382" calcext:value-type="float">
            <text:p>0.9382</text:p>
          </table:table-cell>
          <table:table-cell table:style-name="ce2" office:value-type="float" office:value="0.6296" calcext:value-type="float">
            <text:p>0.629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8:1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01" calcext:value-type="float">
            <text:p>0.3201</text:p>
          </table:table-cell>
          <table:table-cell office:value-type="float" office:value="18.4579" calcext:value-type="float">
            <text:p>18.4579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12" calcext:value-type="float">
            <text:p>0.3312</text:p>
          </table:table-cell>
          <table:table-cell office:value-type="float" office:value="18.7036" calcext:value-type="float">
            <text:p>18.703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612" calcext:value-type="float">
            <text:p>0.6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42" calcext:value-type="float">
            <text:p>0.3342</text:p>
          </table:table-cell>
          <table:table-cell table:style-name="ce2" office:value-type="float" office:value="19.0053" calcext:value-type="float">
            <text:p>19.0053</text:p>
          </table:table-cell>
          <table:table-cell office:value-type="float" office:value="0.892" calcext:value-type="float">
            <text:p>0.892</text:p>
          </table:table-cell>
          <table:table-cell office:value-type="float" office:value="0.6534" calcext:value-type="float">
            <text:p>0.6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1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945" calcext:value-type="float">
            <text:p>0.2945</text:p>
          </table:table-cell>
          <table:table-cell office:value-type="float" office:value="18.8719" calcext:value-type="float">
            <text:p>18.871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6993" calcext:value-type="float">
            <text:p>0.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table:style-name="ce2" office:value-type="float" office:value="17.8891" calcext:value-type="float">
            <text:p>17.8891</text:p>
          </table:table-cell>
          <table:table-cell office:value-type="float" office:value="0.877" calcext:value-type="float">
            <text:p>0.877</text:p>
          </table:table-cell>
          <table:table-cell office:value-type="float" office:value="0.671599984169006" calcext:value-type="float">
            <text:p>0.671599984169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22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596" calcext:value-type="float">
            <text:p>0.3596</text:p>
          </table:table-cell>
          <table:table-cell office:value-type="float" office:value="18.8167" calcext:value-type="float">
            <text:p>18.8167</text:p>
          </table:table-cell>
          <table:table-cell office:value-type="float" office:value="0.8747" calcext:value-type="float">
            <text:p>0.8747</text:p>
          </table:table-cell>
          <table:table-cell table:style-name="ce2" office:value-type="float" office:value="0.621800005435944" calcext:value-type="float">
            <text:p>0.62180000543594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1:0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11" calcext:value-type="float">
            <text:p>0.3111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673799991607666" calcext:value-type="float">
            <text:p>0.673799991607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17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8" calcext:value-type="float">
            <text:p>0.348</text:p>
          </table:table-cell>
          <table:table-cell office:value-type="float" office:value="18.4275" calcext:value-type="float">
            <text:p>18.427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63289999961853" calcext:value-type="float">
            <text:p>0.63289999961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34" calcext:value-type="float">
            <text:p>0.3234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6564000248909" calcext:value-type="float">
            <text:p>0.6564000248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3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84" calcext:value-type="float">
            <text:p>0.3384</text:p>
          </table:table-cell>
          <table:table-cell office:value-type="float" office:value="18.4609" calcext:value-type="float">
            <text:p>18.460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47800028324127" calcext:value-type="float">
            <text:p>0.64780002832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2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245" calcext:value-type="float">
            <text:p>0.3245</text:p>
          </table:table-cell>
          <table:table-cell office:value-type="float" office:value="18.1843" calcext:value-type="float">
            <text:p>18.18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62" calcext:value-type="float">
            <text:p>0.3062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794" calcext:value-type="float">
            <text:p>0.6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07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387" calcext:value-type="float">
            <text:p>0.3387</text:p>
          </table:table-cell>
          <table:table-cell office:value-type="float" office:value="18.2014" calcext:value-type="float">
            <text:p>18.2014</text:p>
          </table:table-cell>
          <table:table-cell office:value-type="float" office:value="0.904" calcext:value-type="float">
            <text:p>0.904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04:3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48" calcext:value-type="float">
            <text:p>0.3048</text:p>
          </table:table-cell>
          <table:table-cell office:value-type="float" office:value="18.2016" calcext:value-type="float">
            <text:p>18.201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685" calcext:value-type="float">
            <text:p>0.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13" calcext:value-type="float">
            <text:p>0.3013</text:p>
          </table:table-cell>
          <table:table-cell table:style-name="ce2" office:value-type="float" office:value="18.5264" calcext:value-type="float">
            <text:p>18.526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6871" calcext:value-type="float">
            <text:p>0.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2026" calcext:value-type="float">
            <text:p>18.2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kateBoarding-anime1'.A1:'SkateBoarding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3:02:48.969780463</dc:date>
    <meta:editing-duration>PT12M43S</meta:editing-duration>
    <meta:editing-cycles>4</meta:editing-cycles>
    <meta:generator>LibreOffice/7.3.7.2$Linux_X86_64 LibreOffice_project/30$Build-2</meta:generator>
    <meta:document-statistic meta:table-count="1" meta:cell-count="257" meta:object-count="0"/>
  </office:meta>
</office:document-meta>
</file>